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916cm" fo:margin-left="0.004cm" fo:margin-right="0.002cm" table:align="margins" style:writing-mode="lr-tb"/>
    </style:style>
    <style:style style:name="Table1.A" style:family="table-column">
      <style:table-column-properties style:column-width="2.238cm" style:rel-column-width="9219*"/>
    </style:style>
    <style:style style:name="Table1.B" style:family="table-column">
      <style:table-column-properties style:column-width="1.506cm" style:rel-column-width="6204*"/>
    </style:style>
    <style:style style:name="Table1.C" style:family="table-column">
      <style:table-column-properties style:column-width="8.491cm" style:rel-column-width="34961*"/>
    </style:style>
    <style:style style:name="Table1.D" style:family="table-column">
      <style:table-column-properties style:column-width="3.679cm" style:rel-column-width="15151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itle" style:master-page-name="Standard">
      <style:paragraph-properties fo:text-align="end" style:justify-single-word="false"/>
    </style:style>
    <style:style style:name="P2" style:family="paragraph" style:parent-style-name="Title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itle">
      <style:paragraph-properties fo:text-align="end" style:justify-single-word="false"/>
    </style:style>
    <style:style style:name="P4" style:family="paragraph" style:parent-style-name="Title">
      <style:paragraph-properties fo:text-align="end" style:justify-single-word="false"/>
      <style:text-properties fo:font-size="16pt" style:font-size-asian="16pt"/>
    </style:style>
    <style:style style:name="P5" style:family="paragraph" style:parent-style-name="Title">
      <style:paragraph-properties fo:text-align="end" style:justify-single-word="false"/>
      <style:text-properties fo:font-size="14pt" style:font-size-asian="14pt"/>
    </style:style>
    <style:style style:name="P6" style:family="paragraph" style:parent-style-name="Standard">
      <style:text-properties style:font-name="Albany"/>
    </style:style>
    <style:style style:name="P7" style:family="paragraph" style:parent-style-name="Standard">
      <style:paragraph-properties fo:text-align="end" style:justify-single-word="false"/>
      <style:text-properties style:font-name="Albany"/>
    </style:style>
    <style:style style:name="P8" style:family="paragraph" style:parent-style-name="Standard">
      <style:paragraph-properties fo:text-align="end" style:justify-single-word="false"/>
      <style:text-properties style:font-name="Albany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itle" style:master-page-name="Convert_20_1">
      <style:paragraph-properties style:page-number="2"/>
    </style:style>
    <style:style style:name="P11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12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13" style:family="paragraph" style:parent-style-name="Title">
      <style:paragraph-properties fo:text-align="justify" style:justify-single-word="false"/>
      <style:text-properties style:font-name="Albany" fo:font-size="8pt" fo:font-weight="normal" style:font-size-asian="8pt" style:font-weight-asian="normal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Title">
      <style:paragraph-properties fo:break-before="page"/>
    </style:style>
    <style:style style:name="P16" style:family="paragraph" style:parent-style-name="Contents_20_2">
      <style:paragraph-properties>
        <style:tab-stops>
          <style:tab-stop style:position="1.355cm"/>
          <style:tab-stop style:position="15.748cm" style:type="right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5.921cm" style:type="right" style:leader-style="dotted" style:leader-text="."/>
          <style:tab-stop style:position="16.51cm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159cm" style:type="right" style:leader-style="dotted" style:leader-text="."/>
          <style:tab-stop style:position="15.748cm"/>
        </style:tab-stops>
      </style:paragraph-properties>
    </style:style>
    <style:style style:name="P19" style:family="paragraph" style:parent-style-name="Title" style:master-page-name="Convert_20_2">
      <style:paragraph-properties style:page-number="5">
        <style:tab-stops>
          <style:tab-stop style:position="0.762cm"/>
          <style:tab-stop style:position="16.51cm" style:type="right"/>
        </style:tab-stops>
      </style:paragraph-properties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fo:font-style="italic" style:font-style-asian="italic" style:font-style-complex="italic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text-properties fo:font-style="normal" style:font-style-asian="normal" style:font-style-complex="normal"/>
    </style:style>
    <style:style style:name="P30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Text_20_body" style:list-style-name="L3">
      <style:text-properties fo:font-style="normal" style:font-style-asian="normal" style:font-style-complex="normal"/>
    </style:style>
    <style:style style:name="P32" style:family="paragraph" style:parent-style-name="Text_20_body" style:list-style-name="L3"/>
    <style:style style:name="P33" style:family="paragraph" style:parent-style-name="Text_20_body" style:list-style-name="L3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 style:list-style-name="L4">
      <style:text-properties fo:font-style="italic" style:font-style-asian="italic" style:font-style-complex="italic"/>
    </style:style>
    <style:style style:name="P35" style:family="paragraph" style:parent-style-name="Text_20_body" style:list-style-name="L5"/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Documento Plano de Requisitos</text:p>
      <text:p text:style-name="Standard"/>
      <text:p text:style-name="P3"/>
      <text:p text:style-name="P5"/>
      <text:p text:style-name="P5">Versão 0.3</text:p>
      <text:p text:style-name="Standard"><text:s/></text:p>
      <text:p text:style-name="Standard"/>
      <text:p text:style-name="Standard"/>
      <text:p text:style-name="P6"/>
      <text:p text:style-name="P7"/>
      <text:p text:style-name="P8">Gerente de projeto:</text:p>
      <text:p text:style-name="P9"><text:span text:style-name="T4">Fábio Nogueira de Lucena<text:line-break/>fabio@inf.ufg.br</text:span><text:line-break/></text:p>
      <text:p text:style-name="P9"/>
      <text:p text:style-name="P9"/>
      <text:p text:style-name="P9"/>
      <text:p text:style-name="P9"/>
      <text:p text:style-name="P10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Versão</text:p>
          </table:table-cell>
          <table:table-cell table:style-name="Table1.A1" office:value-type="string">
            <text:p text:style-name="P11">Descrição</text:p>
          </table:table-cell>
          <table:table-cell table:style-name="Table1.D1" office:value-type="string">
            <text:p text:style-name="P11">Autor</text:p>
          </table:table-cell>
        </table:table-row>
        <table:table-row table:style-name="Table1.1">
          <table:table-cell table:style-name="Table1.A2" office:value-type="string">
            <text:p text:style-name="P12">05/2006</text:p>
          </table:table-cell>
          <table:table-cell table:style-name="Table1.A2" office:value-type="string">
            <text:p text:style-name="P12">0.0</text:p>
          </table:table-cell>
          <table:table-cell table:style-name="Table1.A2" office:value-type="string">
            <text:p text:style-name="P12">Proposta inicial de plano de requisitos</text:p>
          </table:table-cell>
          <table:table-cell table:style-name="Table1.D2" office:value-type="string">
            <text:p text:style-name="P12">Francyelle,Gilmar,Washington</text:p>
          </table:table-cell>
        </table:table-row>
        <table:table-row table:style-name="Table1.1">
          <table:table-cell table:style-name="Table1.A2" office:value-type="string">
            <text:p text:style-name="P12">08/06/2006</text:p>
          </table:table-cell>
          <table:table-cell table:style-name="Table1.A2" office:value-type="string">
            <text:p text:style-name="P12">0.1</text:p>
          </table:table-cell>
          <table:table-cell table:style-name="Table1.A2" office:value-type="string">
            <text:p text:style-name="P12">Acréscimos dos Templates de Caso de Uso, Glossário , Plano de Teste e Documento de Pesquisa.</text:p>
            <text:p text:style-name="P12">Pequenas Alterações.</text:p>
          </table:table-cell>
          <table:table-cell table:style-name="Table1.D2" office:value-type="string">
            <text:p text:style-name="P12">Roberto</text:p>
          </table:table-cell>
        </table:table-row>
        <table:table-row table:style-name="Table1.1">
          <table:table-cell table:style-name="Table1.A2" office:value-type="string">
            <text:p text:style-name="P12">15/06/2006</text:p>
          </table:table-cell>
          <table:table-cell table:style-name="Table1.A2" office:value-type="string">
            <text:p text:style-name="P12">0.2</text:p>
          </table:table-cell>
          <table:table-cell table:style-name="Table1.A2" office:value-type="string">
            <text:p text:style-name="P12">Pequenas correções.</text:p>
          </table:table-cell>
          <table:table-cell table:style-name="Table1.D2" office:value-type="string">
            <text:p text:style-name="P12">Gilmar</text:p>
          </table:table-cell>
        </table:table-row>
        <table:table-row table:style-name="Table1.1">
          <table:table-cell table:style-name="Table1.A2" office:value-type="string">
            <text:p text:style-name="P12">22/06/2006</text:p>
          </table:table-cell>
          <table:table-cell table:style-name="Table1.A2" office:value-type="string">
            <text:p text:style-name="P12">0.3</text:p>
          </table:table-cell>
          <table:table-cell table:style-name="Table1.A2" office:value-type="string">
            <text:p text:style-name="P12">Acréscimos do Template de Regras de negócios. <text:s/>Diagrama de Caso de Uso, Validação de requisitos, Identificação de aspectos . Pequenas Correções</text:p>
          </table:table-cell>
          <table:table-cell table:style-name="Table1.D2" office:value-type="string">
            <text:p text:style-name="P12">Roberto</text:p>
          </table:table-cell>
        </table:table-row>
      </table:table>
      <text:p text:style-name="Standard"/>
      <text:p text:style-name="P13"/>
      <text:p text:style-name="P14"/>
      <text:p text:style-name="Standard"/>
      <text:p text:style-name="Standard"/>
      <text:p text:style-name="Standard"/>
      <text:p text:style-name="P15">Conteúdo</text:p>
      <text:p text:style-name="P16"/>
      <text:p text:style-name="Standard"/>
      <text:table-of-content text:style-name="Sect1" text:name="Table of Contents1">
        <text:table-of-content-source text:outline-level="3" text:use-index-marks="false">
          <text:index-title-template text:style-name="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7"><text:a xlink:type="simple" xlink:href="#1. Objetivo|outline">1. <text:s/>Objetivo<text:tab/>5</text:a></text:p>
          <text:p text:style-name="P17"><text:a xlink:type="simple" xlink:href="#2. Resumo do projeto|outline">2. <text:s/>Resumo do projeto<text:tab/>5</text:a></text:p>
          <text:p text:style-name="P17"><text:a xlink:type="simple" xlink:href="#3. Contexto|outline">3. <text:s/>Contexto<text:tab/>5</text:a></text:p>
          <text:p text:style-name="P17"><text:a xlink:type="simple" xlink:href="#4. Evolução dos requisitos|outline">4. <text:s/>Evolução dos requisitos<text:tab/>5</text:a></text:p>
          <text:p text:style-name="P17"><text:a xlink:type="simple" xlink:href="#5. Papéis e responsabilidades|outline">5. <text:s/>Papéis e responsabilidades<text:tab/>6</text:a></text:p>
          <text:p text:style-name="P17"><text:a xlink:type="simple" xlink:href="#6. Processo de requisitos|outline">6. <text:s/>Processo de requisitos<text:tab/>6</text:a></text:p>
          <text:p text:style-name="P17"><text:a xlink:type="simple" xlink:href="#7. Ferramentas, métodos e técnicas|outline">7. <text:s/>Ferramentas, métodos e técnicas<text:tab/>7</text:a></text:p>
          <text:p text:style-name="P17"><text:a xlink:type="simple" xlink:href="#8. Práticas recomendadas|outline">8. <text:s/>Práticas recomendadas<text:tab/>8</text:a></text:p>
          <text:p text:style-name="P17"><text:a xlink:type="simple" xlink:href="#9. Referências|outline">9. <text:s/>Referências<text:tab/>8</text:a></text:p>
          <text:p text:style-name="P17"><text:a xlink:type="simple" xlink:href="#10. Estratégia recomendada|outline">10. <text:s/>Estratégia recomendada<text:tab/>8</text:a></text:p>
          <text:p text:style-name="P17"><text:a xlink:type="simple" xlink:href="#11. Apêndices|outline">11. <text:s/>Apêndices<text:tab/>8</text:a></text:p>
          <text:p text:style-name="P18"><text:a xlink:type="simple" xlink:href="#11.1. Plano de ações|outline">11.1 <text:s/>Plano de ações<text:tab/>8</text:a></text:p>
        </text:index-body>
      </text:table-of-content>
      <text:p text:style-name="P19">Documento Plano de Requisitos</text:p>
      <text:h text:style-name="Heading_20_1" text:outline-level="1"><text:s/>Objetivo</text:h>
      <text:p text:style-name="P20">Determinar e documentar como o desenvolvimento e a gerência de requisitos evolui com o tempo para o Projeto Escola. Isto inclui a identificação de atividades correlatas e como estas serão executadas.</text:p>
      <text:p text:style-name="P20">Este plano servirá ao Projeto Escola em duas “etapas”. Até que a versão 1.0 deste plano seja produzida, o plano irá se referir à primeira etapa deste projeto (alguns detalhes são fornecidos na seção seguinte). A partir da versão 1.0, o plano deverá contemplar ações não previstas na primeira etapa do projeto, por exemplo, gerência de requisitos. As diferenças entre estas “etapas” será refletida nas diferenças entre estas versões.</text:p>
      <text:p text:style-name="P20">Convém ressaltar que já foi realizado considerável esforço acerca dos requisitos para o Projeto Escola. </text:p>
      <text:h text:style-name="Heading_20_1" text:outline-level="1"><text:s/>Resumo do projeto</text:h>
      <text:p text:style-name="P20">O Projeto Escola tem como propósito o desenvolvimento de um sistema para gerência acadêmica de atividades de ensino, pesquisa e extensão. Detalhes estão disponíveis no Visão. Outros artefatos, inclusive software, estão disponíveis no Portal Escola (<text:a xlink:type="simple" xlink:href="http://escola.berlios.de/">http://escola.berlios.de</text:a>). O projeto está dividido em duas etapas. Na primeira delas deverá ser desenvolvido um “extenso” e “representativo” conjunto de serviços, correspondente à versão 1.0. Na segunda etapa, funções remanescentes serão acrescentadas, bem como ajustes que se fizerem necessários. </text:p>
      <text:h text:style-name="Heading_20_1" text:outline-level="1"><text:s/>Contexto</text:h>
      <text:p text:style-name="P20">As informações produzidas por ações de ensino, pesquisa e extensão no âmbito da UFG são numerosas. Muitos serviços prestados pela UFG dependem da qualidade destas informações e da manipulação efetiva delas. Historicamente, os processos manuais têm sido empregados. Um aumento da qualidade percebida pelos usuários destes serviços, contudo, não é possível sem o apoio de ferramenta automatizada que permita, por exemplo, fornecer em tempo real qual a situação de um aluno, dentre outras informações exigidas e, no momento, de alto custo. A definição do sistema correspondente, Escola, envolve as atividades descritas para cada um dos grupos de interessados abaixo:</text:p>
      <text:p text:style-name="P21">Financiadores<text:span text:style-name="T5">. </text:span><text:span text:style-name="T6">O Instituto de Informática e alunos de graduação e pós-graduação, ao longo dos últimos 4 anos, esteve envolvido com o Sistema Escola. A partir de 2006, uma turma da pós-graduação </text:span><text:span text:style-name="T7">lato sensu</text:span><text:span text:style-name="T6"> irá contribuir, a partir de suas atividades práticas, onde possível, com o desenvolvimento deste sistema. </text:span></text:p>
      <text:p text:style-name="P21">Usuários<text:span text:style-name="T6">. Incluem discentes, docentes e funcionários técnico-administrativos (inclua aqui o administrador do sistema). </text:span></text:p>
      <text:p text:style-name="P20"><text:span text:style-name="T8">Desenvolvedores.</text:span><text:span text:style-name="T6"> O Instituto de Informática e alunos da turma de especialização 2006 (Análise e Projeto de Sistemas de Informação). Incluam aqui várias outras contribuições fornecidas por outros grupos no âmbito do Instituto de Informática.</text:span><text:span text:style-name="T5"> </text:span></text:p>
      <text:h text:style-name="Heading_20_1" text:outline-level="1"><text:s/>Evolução dos requisitos</text:h>
      <text:p text:style-name="P20">A especificação dos requisitos será colocada sob gerência de configuração a partir da versão 1.0. Até que esta versão seja produzida, ao término da disciplina <text:span text:style-name="T9">Prática em Análise de Sistemas</text:span><text:span text:style-name="T5">, alterações deverão ser efetuadas diretamente no documento correspondente, dada sua discussão interna envolvendo analistas, gerente de requisitos e gerente de projeto. Estas mudanças deverão ser disponibilizadas e compiladas semanalmente, por meio das versões 0.1, 0.2 e assim sucessivamente, conforme autorização do gerente de requisitos. </text:span></text:p>
      <text:p text:style-name="P22">As versões dos documentos serão indicadas no interior do próprio documento, através de seção própria contendo o histórico de mudanças.</text:p>
      <text:p text:style-name="P23">A partir da versão 1.0 dos requisitos, toda e qualquer mudança na especificação, deverá ser registrada em ferramenta de Suporte (<text:a xlink:type="simple" xlink:href="http://developer.berlios.de/support/?group_id=5779">http://developer.berlios.de/support/?group_id=5779</text:a>). Convém ressaltar que a versão 1.0 dos requisitos coincidirá com a versão 1.0 do presente plano.</text:p>
      <text:p text:style-name="P23">Toda requisição deverá ser respondida em no máximo 52 horas após a abertura da mesma empregando o sistema indicado acima. Quando o gerente de requisitos, juntamente com o representante da categoria de usuários correspondente não estabelecer uma solução, qualquer que seja o motivo, caberá ao gerente de projeto a palavra final.</text:p>
      <text:p text:style-name="P20">Uma alteração poderá ser efetuada, no mínimo, com o aval do representante da categoria dos usuários em questão e do gerente de requisitos. O gerente de projeto tem autonomia para vetar alterações, assim como autonomia para identificar mudanças a serem efetuadas.</text:p>
      <text:p text:style-name="P20">Toda e qualquer que seja a mudança, deverá ser do conhecimento obrigatório do gerente de requisitos. </text:p>
      <text:h text:style-name="Heading_20_1" text:outline-level="1"><text:s/>Papéis e responsabilidades</text:h>
      <text:p text:style-name="P24">Gerente de requisitos.<text:span text:style-name="T6"> Pessoa encarregada de manter a base de requisitos e zelar pelo bom andamento, ao longo do tempo, de toda e qualquer mudança que se fizer necessária.</text:span></text:p>
      <text:p text:style-name="P25"><text:span text:style-name="T8">Representante de categorias</text:span>. As categorias de discentes, docentes e técnico-administrativos, cada uma delas, será representada por membro deste projeto indicado pela própria categoria. Estes representantes necessariamente deverão estar disponíveis na segunda etapa do projeto (veja detalhes acima).</text:p>
      <text:p text:style-name="P24">Gerente de projeto<text:span text:style-name="T6">. Na primeira etapa do projeto, será o representante de todas as categorias de usuário e o elemento de última decisão sobre toda e qualquer questão pertinente ao projeto.</text:span></text:p>
      <text:p text:style-name="Text_20_body"><text:span text:style-name="T8">Analistas de sistemas</text:span>. Grupo de estudantes da disciplina <text:span text:style-name="T9">Prática em Análise de Sistemas. </text:span><text:span text:style-name="T5">Cabem a eles o refinamento dos requisitos, identificação de inconsistências, tarefas de verificação, validação e manutenção dos artefatos correspondentes, além de efetuar as alterações quando necessário. </text:span></text:p>
      <text:h text:style-name="Heading_20_1" text:outline-level="1"><text:s/>Processo de requisitos</text:h>
      <text:p text:style-name="Text_20_body">As seguintes atividades deverão ser desenvolvidas:</text:p>
      <text:list text:style-name="L1">
        <text:list-item>
          <text:p text:style-name="P26"><text:span text:style-name="T9">Análise de requisitos</text:span>. Descobrir problemas, identificar requisitos incompletos e inconsistências entre eles. Rastreabilidade entre os requisitos também deverá ser realizada como resultado desta atividade.</text:p>
        </text:list-item>
        <text:list-item>
          <text:p text:style-name="P26"><text:span text:style-name="T9">Resolução de problemas</text:span>. Na primeira parte deste projeto a resolução de problemas cabe exclusivamente ao Gerente de Projeto e não será necessário manter o registro delas. Problemas identificados poderam ser armazenados para futura correções no documento existente (<text:span text:style-name="T10">problemas.odt</text:span>). A partir da segunda parte, tanto a requisição de mudança quanto a resposta à solicitação deverão ser mantidas em repositório para consulta posterior.</text:p>
        </text:list-item>
        <text:list-item>
          <text:p text:style-name="P26"><text:span text:style-name="T9">Documentação dos requisitos</text:span>. Manter os requisitos nos artefatos a serem produzidos e em conformidade com os padrões (modelos) predefinidos (veja diretório <text:span text:style-name="T10">modelos</text:span>).</text:p>
        </text:list-item>
        <text:list-item>
          <text:p text:style-name="P26"><text:span text:style-name="T9">Artefatos a serem produzidos.</text:span> Cada um deles deverá possuir modelo correspondente bem definido a ser seguido (veja item acima). Em negrito e entre parênteses segue o nome de cada arquivo, que deverá estar disponível no diretório <text:span text:style-name="T10">docs</text:span>. O diretório <text:span text:style-name="T10">docs</text:span>, por sua vez, deverá estar no diretório <text:span text:style-name="T10">escola</text:span>.</text:p>
          <text:list>
            <text:list-item>
              <text:p text:style-name="P26">Visão (<text:span text:style-name="T10">visao.odt</text:span>)</text:p>
            </text:list-item>
            <text:list-item>
              <text:p text:style-name="P26">Plano de Requisitos (<text:span text:style-name="T10">plano-requisitos.odt</text:span>)</text:p>
            </text:list-item>
            <text:list-item>
              <text:p text:style-name="P26">Especificação de Requisitos de Software (ERS) em conformidade com a norma IEEE 830 (inclui requisitos funcionais e não-funcionais). Os requisitos não funcionais deverão fazer uso da norma ISO 9126-1 para complementar a seção correspondente sugerida pela norma IEEE 830 (<text:span text:style-name="T10">ers.odt</text:span>)</text:p>
            </text:list-item>
            <text:list-item>
              <text:p text:style-name="P26">Casos de Uso (<text:span text:style-name="T10">uc-&lt;aspecto&gt;.odt</text:span>) </text:p>
              <text:list>
                <text:list-item>
                  <text:p text:style-name="P26">(<text:span text:style-name="T10">uc-administracao_de_disciplina.odt</text:span>)</text:p>
                </text:list-item>
                <text:list-item>
                  <text:p text:style-name="P26">(<text:span text:style-name="T10">uc-administracao_projeto_pesquisa.odt</text:span>)</text:p>
                </text:list-item>
                <text:list-item>
                  <text:p text:style-name="P26">(<text:span text:style-name="T10">uc-avaliacao_do_corpo_docente.odt</text:span>)</text:p>
                </text:list-item>
                <text:list-item>
                  <text:p text:style-name="P26">(<text:span text:style-name="T10">uc-cadastro_cargo_pessoafisica_pessoajuridica.odt</text:span>)</text:p>
                </text:list-item>
                <text:list-item>
                  <text:p text:style-name="P26">(<text:span text:style-name="T10">uc-calendario.odt</text:span>)</text:p>
                </text:list-item>
                <text:list-item>
                  <text:p text:style-name="P26">(<text:span text:style-name="T10">uc-defesa.odt)</text:span></text:p>
                </text:list-item>
                <text:list-item>
                  <text:p text:style-name="P26">(<text:span text:style-name="T10">uc-discente.odt</text:span>)</text:p>
                </text:list-item>
                <text:list-item>
                  <text:p text:style-name="P26">(<text:span text:style-name="T10">uc-documentos.odt</text:span>)</text:p>
                </text:list-item>
                <text:list-item>
                  <text:p text:style-name="P26">(<text:span text:style-name="T10">uc-informes.odt</text:span>)</text:p>
                </text:list-item>
                <text:list-item>
                  <text:p text:style-name="P26">(<text:span text:style-name="T10">uc-manipulacao_de_arquivos.odt</text:span>)</text:p>
                </text:list-item>
                <text:list-item>
                  <text:p text:style-name="P26">(<text:span text:style-name="T10">uc-manutencao_de_programa_de_pos_graduacao.odt</text:span>)</text:p>
                </text:list-item>
                <text:list-item>
                  <text:p text:style-name="P26">(<text:span text:style-name="T10">uc-orientacao.odt</text:span>)</text:p>
                </text:list-item>
                <text:list-item>
                  <text:p text:style-name="P26">(<text:span text:style-name="T10">uc-processo_de_selecao.odt</text:span>)</text:p>
                </text:list-item>
                <text:list-item>
                  <text:p text:style-name="P26">(<text:span text:style-name="T10">uc-registro_do_trabalho.odt</text:span>)</text:p>
                </text:list-item>
                <text:list-item>
                  <text:p text:style-name="P26">(<text:span text:style-name="T10">uc-taxas.odt</text:span>)</text:p>
                </text:list-item>
              </text:list>
            </text:list-item>
            <text:list-item>
              <text:p text:style-name="P26">Modelo de Domínio (<text:span text:style-name="T10">modelo-dominio.&lt;extensões dos arquivos do Protegé&gt;</text:span>)</text:p>
            </text:list-item>
            <text:list-item>
              <text:p text:style-name="P26">Glossário (nem todos os termos úteis à compreensão do problema são relevantes para o Escola e, dessa forma, não estarão presentes no modelo de domínio, mas serão registrados no glossário) (<text:span text:style-name="T10">glossario.html</text:span>)</text:p>
            </text:list-item>
            <text:list-item>
              <text:p text:style-name="P26">Matrizes de rastreabilidade (mínimo inclui necessidades x casos de uso e casos de uso x regras de negócio) (<text:span text:style-name="T10">rastreabilidade.ods</text:span>)</text:p>
            </text:list-item>
            <text:list-item>
              <text:p text:style-name="P26">Regras de Negócio deverão considerar extensivamente as resolções CEPEC 472, 572 e 405 (<text:span text:style-name="T10">regras-negocio.odt</text:span>)</text:p>
            </text:list-item>
            <text:list-item>
              <text:p text:style-name="P26">Diagramas de Casos de Uso (<text:span text:style-name="T10">escola.jude</text:span>). Cada aspecto, veja o conjunto de todos eles acima, deverá estar disponível em pacote (<text:span text:style-name="T9">package</text:span>) no interior de um único arquivo. </text:p>
              <text:p text:style-name="P26"/>
            </text:list-item>
          </text:list>
        </text:list-item>
        <text:list-item>
          <text:p text:style-name="P26"><text:span text:style-name="T9">Análise de mudança</text:span>. A partir de solicitação de mudança, o gerente de requisitos será responsável por identificar o impacto correspondente, decidir ou não pelo deferimento da solicitação e obter aval do gerente de projeto. (Esta atividade só será realizada a partir da segunda etapa do projeto.)</text:p>
        </text:list-item>
        <text:list-item>
          <text:p text:style-name="P27">Avaliar requisitos conforme critérios estabelecidos. <text:span text:style-name="T5">Requisitos deverão ser avaliados e, caso não atendam aos critérios deverão ser “rejeitados” (</text:span><text:span text:style-name="T11">validacao-requisitos.odt</text:span><text:span text:style-name="T5">). </text:span></text:p>
        </text:list-item>
      </text:list>
      <text:h text:style-name="Heading_20_1" text:outline-level="1"><text:s/>Ferramentas, métodos e técnicas</text:h>
      <text:list text:style-name="L2">
        <text:list-item>
          <text:p text:style-name="P28">Todos os artefatos produzidos pela engenharia de requisitos deverão estar em arquivos contidos no diretório <text:span text:style-name="T10">docs</text:span>, contido na raiz do Projeto Escola.</text:p>
        </text:list-item>
        <text:list-item>
          <text:p text:style-name="P28">Todos os artefatos mais recentes estarão disponíveis por meio de repositório Subversion. A versão corrente poderá ser obtida do URL <text:a xlink:type="simple" xlink:href="http://svn.berlios.de/svnroot/repos/escola/trunk">http://svn.berlios.de/svnroot/repos/escola/trunk</text:a>. </text:p>
        </text:list-item>
        <text:list-item>
          <text:p text:style-name="P28">OpenOffice 2.0 ou posterior. Todos os documentos deverão ser produzidos a partir deste pacote de utilitários.</text:p>
        </text:list-item>
        <text:list-item>
          <text:p text:style-name="P28">Listas de verificação (<text:span text:style-name="T9">checklists</text:span><text:span text:style-name="T5">) é fornecida no arquivo validacao-requisitos.odt.</text:span></text:p>
        </text:list-item>
        <text:list-item>
          <text:p text:style-name="P29">Solicitações de mudança<text:span text:style-name="T7"> (</text:span><text:a xlink:type="simple" xlink:href="http://developer.berlios.de/support/?group_id=5779"><text:span text:style-name="T12">http://developer.berlios.de/support/?group_id=5779</text:span></text:a><text:span text:style-name="T7">).</text:span></text:p>
        </text:list-item>
        <text:list-item>
          <text:p text:style-name="P30">Modelo de domínio deverá ser produzido no Protegé (<text:a xlink:type="simple" xlink:href="http://protege.stanford.edu/">http://protege.stanford.edu</text:a>). </text:p>
        </text:list-item>
        <text:list-item>
          <text:p text:style-name="P30">Diagramas UML que se fizerem necessários deverão ser produzidos usando o JUDE (<text:a xlink:type="simple" xlink:href="http://jude.change-vision.com/">http://jude.change-vision.com</text:a>). </text:p>
        </text:list-item>
      </text:list>
      <text:h text:style-name="Heading_20_1" text:outline-level="1"><text:s/>Práticas recomendadas</text:h>
      <text:p text:style-name="Text_20_body">Os seguintes itens deverão ser observados durante a execução do Projeto Escola na primeira etapa.</text:p>
      <text:list text:style-name="L3">
        <text:list-item>
          <text:p text:style-name="P31">Neste projeto, requisitos serão registrados por meio de casos de uso. Requisitos funcionais, derivados destes, não serão explicitamente registrados. </text:p>
        </text:list-item>
        <text:list-item>
          <text:p text:style-name="P31">Questões sobre o negócio e conflitos serão resolvidos pelo gerente de projeto.</text:p>
        </text:list-item>
        <text:list-item>
          <text:p text:style-name="P31">Nesta primeira etapa, embora recursos não sejam ilimitados, requisitos poderão ser acrescentados com “menor” atenção a custos e tempo de desenvolvimento. Consulte o gerente de projeto em caso de dúvida.</text:p>
        </text:list-item>
        <text:list-item>
          <text:p text:style-name="P32">Siga as orientações contidas neste plano. Em caso de omissão, avise ao gerente de requisitos. </text:p>
        </text:list-item>
        <text:list-item>
          <text:p text:style-name="P31">Reuniões acerca dos requisitos deverão ser de curta duração, cerca de 30 minutos, com pauta bem definida e presentes devidamente preparados.</text:p>
        </text:list-item>
        <text:list-item>
          <text:p text:style-name="P33">Informações sobre o domínio serão obtidas ao longo do tempo. Todas eles deverão ser disponibilizadas nos artefatos identificados acima.</text:p>
        </text:list-item>
      </text:list>
      <text:h text:style-name="Heading_20_1" text:outline-level="1"><text:s/>Referências</text:h>
      <text:p text:style-name="Text_20_body">As normas IEEE Std 830 e ISO 9126 deverão orientar a elaboração da especificação de requisitos de software a ser produzida.</text:p>
      <text:h text:style-name="Heading_20_1" text:outline-level="1"><text:s/>Estratégia recomendada</text:h>
      <text:p text:style-name="Text_20_body">Analistas deverão se reunir em pequenos grupos, no máximo 3, e abordar um aspecto do sistema, conforme divisão a ser realizada, para proceder a análise de requisitos. Problemas eventualmente encontrados deverão ser comunicados ao gerente de requisitos, responsável por solucioná-los. </text:p>
      <text:p text:style-name="Text_20_body">Mudanças em artefatos, decorrentes da resolução de problemas, deverão ser acompanhadas pelo gerente de requisitos para assegurar a implantação correta das alterações. </text:p>
      <text:h text:style-name="Heading_20_1" text:outline-level="1"><text:s/>Apêndices</text:h>
      <text:h text:style-name="Heading_20_2" text:outline-level="2"><text:s/>Plano de ações</text:h>
      <text:list text:style-name="L4">
        <text:list-item>
          <text:p text:style-name="P34">Efetuar alterações geradas pela disciplina Análise de Sistemas. <text:span text:style-name="T5">As alterações sugeridas deverão ser efetuadas sob a vigilância do gerente de requisitos e, na presença de conflitos, que estes sejam resolvidos pelo gerente de projeto. O formato definido na ação anterior deverá ser seguido para o artefato em questão. </text:span></text:p>
        </text:list-item>
      </text:list>
      <text:list text:style-name="L5">
        <text:list-item>
          <text:p text:style-name="P35">Quatro iterações. Serão realizadas quatro iterações até a produção da versão 1.0 da especificação, a ser empregada na fase posterior de projet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Albany AMT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1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1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1" fo:font-size="16pt" fo:font-weight="bold" style:letter-kerning="true" style:font-size-asian="16pt" style:font-weight-asian="bold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" style:display-name="Recuo de corpo de texto 3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" style:display-name="Recuo de corpo de texto 2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1z1" style:num-format="1" text:display-levels="2"/>
      <text:outline-level-style text:level="3" text:style-name="WW8Num1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space-before="-0.02cm" text:min-label-width="1.249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3" style:family="table">
      <style:table-properties style:width="15.896cm" fo:margin-left="0.004cm" fo:margin-right="0.021cm" table:align="margins" style:writing-mode="lr-tb"/>
    </style:style>
    <style:style style:name="Table13.A" style:family="table-column">
      <style:table-column-properties style:column-width="11.053cm" style:rel-column-width="45569*"/>
    </style:style>
    <style:style style:name="Table13.B" style:family="table-column">
      <style:table-column-properties style:column-width="4.844cm" style:rel-column-width="19966*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4" style:family="table">
      <style:table-properties style:width="16.117cm" fo:margin-left="-0.191cm" fo:margin-right="-0.005cm" table:align="margins" style:writing-mode="lr-tb"/>
    </style:style>
    <style:style style:name="Table14.A" style:family="table-column">
      <style:table-column-properties style:column-width="4.477cm" style:rel-column-width="18201*"/>
    </style:style>
    <style:style style:name="Table14.B" style:family="table-column">
      <style:table-column-properties style:column-width="7.214cm" style:rel-column-width="29339*"/>
    </style:style>
    <style:style style:name="Table14.C" style:family="table-column">
      <style:table-column-properties style:column-width="4.426cm" style:rel-column-width="17995*"/>
    </style:style>
    <style:style style:name="Table14.1" style:family="table-row">
      <style:table-row-properties style:keep-together="true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5.916cm" fo:margin-left="0.004cm" fo:margin-right="0cm" table:align="margins" style:writing-mode="lr-tb"/>
    </style:style>
    <style:style style:name="Table10.A" style:family="table-column">
      <style:table-column-properties style:column-width="11.053cm" style:rel-column-width="45508*"/>
    </style:style>
    <style:style style:name="Table10.B" style:family="table-column">
      <style:table-column-properties style:column-width="4.863cm" style:rel-column-width="20027*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5.879cm" fo:margin-left="0.041cm" fo:margin-right="0cm" table:align="margins" style:writing-mode="lr-tb"/>
    </style:style>
    <style:style style:name="Table9.A" style:family="table-column">
      <style:table-column-properties style:column-width="4.697cm" style:rel-column-width="19388*"/>
    </style:style>
    <style:style style:name="Table9.B" style:family="table-column">
      <style:table-column-properties style:column-width="7.144cm" style:rel-column-width="29487*"/>
    </style:style>
    <style:style style:name="Table9.C" style:family="table-column">
      <style:table-column-properties style:column-width="4.036cm" style:rel-column-width="16660*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1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1" fo:font-size="8pt" style:font-size-asian="8pt" style:font-name-complex="Arial1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1" fo:font-size="8pt" style:font-size-asian="8pt" style:font-name-complex="Arial1" style:font-size-complex="8pt"/>
    </style:style>
    <style:style style:name="P7" style:family="paragraph" style:parent-style-name="Standard">
      <style:paragraph-properties style:snap-to-layout-grid="false"/>
      <style:text-properties style:font-name="Arial1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lbany" fo:font-size="8pt" style:font-size-asian="8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1" fo:font-size="8pt" fo:font-weight="bold" style:font-size-asian="8pt" style:font-weight-asian="bold" style:font-name-complex="Arial1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T1" style:family="text">
      <style:text-properties style:font-name="Albany" fo:font-size="8pt" style:font-size-asian="8pt"/>
    </style:style>
    <style:style style:name="T2" style:family="text" style:parent-style-name="Page_20_Number">
      <style:text-properties style:font-name="Albany" fo:font-size="8pt" style:font-size-asian="8pt"/>
    </style:style>
    <style:style style:name="T3" style:family="text" style:parent-style-name="Page_20_Number">
      <style:text-properties style:font-name="Albany"/>
    </style:style>
    <style:style style:name="T4" style:family="text">
      <style:text-properties style:font-name="Arial1" fo:font-size="8pt" style:font-size-asian="8pt" style:font-name-complex="Arial1"/>
    </style:style>
    <style:style style:name="T5" style:family="text" style:parent-style-name="Page_20_Number">
      <style:text-properties style:font-name="Arial1" fo:font-size="8pt" style:font-size-asian="8pt" style:font-name-complex="Arial1"/>
    </style:style>
    <style:style style:name="fr1" style:family="graphic" style:parent-style-name="Frame">
      <style:graphic-properties style:run-through="background" style:wrap="run-through" style:number-wrapped-paragraphs="no-limit" style:horizontal-pos="right" style:horizontal-rel="paragraph-content"/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011cm" fo:margin-left="0cm" fo:margin-right="0cm" fo:margin-bottom="115.51cm" style:dynamic-spacing="fals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Frame1" text:anchor-type="paragraph" svg:width="15.919cm" draw:z-index="0"><draw:text-box fo:min-height="0.041cm"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_20_1" style:display-name="Convert 1" style:page-layout-name="pm2">
      <style:header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P5">Escola</text:p>
            </table:table-cell>
            <table:table-cell table:style-name="Table13.B1" office:value-type="string">
              <text:p text:style-name="P6"><text:s text:c="2"/>Versão: <text:s/>0.3</text:p>
            </table:table-cell>
          </table:table-row>
          <table:table-row table:style-name="Table13.1">
            <table:table-cell table:style-name="Table13.A2" office:value-type="string">
              <text:p text:style-name="P7">Plano de Requisitos</text:p>
            </table:table-cell>
            <table:table-cell table:style-name="Table13.B2" office:value-type="string">
              <text:p text:style-name="P7"><text:s text:c="2"/>Data: <text:s/>22/06/2006</text:p>
            </table:table-cell>
          </table:table-row>
        </table:table>
        <text:p text:style-name="Header"/>
      </style:header>
      <style:foot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P8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0"><text:span text:style-name="T1">Página </text:span><text:span text:style-name="T2"><text:page-number text:select-page="current">9</text:page-number></text:span><text:span text:style-name="T3"> </text:span><text:span text:style-name="T2">de </text:span><text:span text:style-name="T2"><text:page-count style:num-format="1">9</text:page-count></text:span></text:p>
            </table:table-cell>
          </table:table-row>
        </table:table>
        <text:p text:style-name="Footer"/>
      </style:footer>
    </style:master-page>
    <style:master-page style:name="Convert_20_2" style:display-name="Convert 2" style:page-layout-name="pm3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5">Escola</text:p>
            </table:table-cell>
            <table:table-cell table:style-name="Table10.B1" office:value-type="string">
              <text:p text:style-name="P6"><text:s text:c="2"/>Versão: <text:s/>0.3</text:p>
            </table:table-cell>
          </table:table-row>
          <table:table-row table:style-name="Table10.1">
            <table:table-cell table:style-name="Table10.A2" office:value-type="string">
              <text:p text:style-name="P7">Plano de Requisitos</text:p>
            </table:table-cell>
            <table:table-cell table:style-name="Table10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11"/>
            </table:table-cell>
            <table:table-cell table:style-name="Table9.A1" office:value-type="string">
              <text:p text:style-name="P12"/>
            </table:table-cell>
            <table:table-cell table:style-name="Table9.A1" office:value-type="string">
              <text:p text:style-name="P10"><text:span text:style-name="T4">Página </text:span><text:span text:style-name="T5"><text:page-number text:select-page="current">9</text:page-number></text:span><text:span text:style-name="T5"> de </text:span><text:span text:style-name="T5"><text:page-count style:num-format="1">9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Documento Visão</dc:title>
    <dc:subject>Projeto Escola</dc:subject>
    <meta:initial-creator>Fábio Nogueira de Lucena</meta:initial-creator>
    <meta:creation-date>2004-04-30T19:17:00</meta:creation-date>
    <dc:date>2006-06-23T15:09:14</dc:date>
    <meta:print-date>2003-09-02T15:56:00</meta:print-date>
    <dc:language>pt-BR</dc:language>
    <meta:editing-cycles>140</meta:editing-cycles>
    <meta:editing-duration>PT19H10M2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9" meta:paragraph-count="135" meta:word-count="1809" meta:character-count="12390"/>
  </office:meta>
</office:document-meta>
</file>